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3.854cm" svg:x="1.508cm" svg:y="1.574cm">
          <text:p text:style-name="P1">SmartC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3.854cm" svg:x="9.128cm" svg:y="1.574cm">
          <text:p text:style-name="P1">SoftC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3.854cm" svg:x="16.821cm" svg:y="1.574cm">
          <text:p text:style-name="P1">Face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08cm" svg:height="3.854cm" svg:x="24.716cm" svg:y="1.591cm">
          <text:p text:style-name="P1">SSNEx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588cm" svg:y1="3.501cm" svg:x2="9.128cm" svg:y2="3.501cm" draw:start-shape="id1" draw:end-shape="id2" draw:end-glue-point="3" svg:d="m6588 3501h2540" svg:viewBox="0 0 2541 1">
          <text:p/>
        </draw:connector>
        <draw:connector draw:style-name="gr3" draw:text-style-name="P2" draw:layer="layout" svg:x1="14.208cm" svg:y1="3.501cm" svg:x2="16.821cm" svg:y2="3.501cm" draw:start-shape="id2" draw:end-shape="id3" svg:d="m14208 3501h2613" svg:viewBox="0 0 2614 1">
          <text:p/>
        </draw:connector>
        <draw:connector draw:style-name="gr3" draw:text-style-name="P2" draw:layer="layout" svg:x1="21.901cm" svg:y1="3.501cm" svg:x2="24.716cm" svg:y2="3.518cm" draw:start-shape="id3" draw:end-shape="id4" svg:d="m21901 3501h1408v17h1407" svg:viewBox="0 0 2816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25cm" fo:page-height="7.0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19:53:10.90</meta:creation-date>
    <dc:date>2013-03-03T21:18:14.02</dc:date>
    <meta:editing-duration>P0D</meta:editing-duration>
    <meta:editing-cycles>1</meta:editing-cycles>
    <meta:generator>LibreOffice/3.6$Windows_x86 LibreOffice_project/2ef5aff-a6fb0ff-166bdff-cf087ad-0f1389</meta:generator>
    <meta:document-statistic meta:object-count="7"/>
  </office:meta>
</office:document-meta>
</file>